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23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29mm"/>
    </style:style>
    <style:style style:name="co9" style:family="table-column">
      <style:table-column-properties fo:break-before="auto" style:column-width="33.71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42.14mm"/>
    </style:style>
    <style:style style:name="co12" style:family="table-column">
      <style:table-column-properties fo:break-before="auto" style:column-width="41.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87mm"/>
    </style:style>
    <style:style style:name="co15" style:family="table-column">
      <style:table-column-properties fo:break-before="auto" style:column-width="30.82mm"/>
    </style:style>
    <style:style style:name="co16" style:family="table-column">
      <style:table-column-properties fo:break-before="auto" style:column-width="36.09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8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1" style:family="table-cell" style:parent-style-name="Wartość_20_tabeli_20_przestawnej" style:data-style-name="N10145">
      <style:table-cell-properties fo:border-bottom="none" fo:border-left="0.99pt solid #000000" fo:border-right="none" fo:border-top="0.99pt solid #000000"/>
    </style:style>
    <style:style style:name="ce12" style:family="table-cell" style:parent-style-name="Wartość_20_tabeli_20_przestawnej" style:data-style-name="N10145">
      <style:table-cell-properties fo:border-bottom="none" fo:border-left="0.99pt solid #000000" fo:border-right="none" fo:border-top="none"/>
    </style:style>
    <style:style style:name="ce13" style:family="table-cell" style:parent-style-name="Wartość_20_tabeli_20_przestawnej" style:data-style-name="N10145">
      <style:table-cell-properties fo:border-bottom="0.99pt solid #000000" fo:border-left="0.99pt solid #000000" fo:border-right="none" fo:border-top="none"/>
    </style:style>
    <style:style style:name="ce14" style:family="table-cell" style:parent-style-name="Wynik_20_tabeli_20_przestawnej" style:data-style-name="N10145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1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17" style:family="table-cell" style:parent-style-name="Wartość_20_tabeli_20_przestawnej" style:data-style-name="N10145">
      <style:table-cell-properties fo:border-bottom="none" fo:border-left="none" fo:border-right="none" fo:border-top="0.99pt solid #000000"/>
    </style:style>
    <style:style style:name="ce18" style:family="table-cell" style:parent-style-name="Wartość_20_tabeli_20_przestawnej" style:data-style-name="N10145"/>
    <style:style style:name="ce19" style:family="table-cell" style:parent-style-name="Wartość_20_tabeli_20_przestawnej" style:data-style-name="N10145">
      <style:table-cell-properties fo:border-bottom="0.99pt solid #000000" fo:border-left="none" fo:border-right="none" fo:border-top="none"/>
    </style:style>
    <style:style style:name="ce20" style:family="table-cell" style:parent-style-name="Wynik_20_tabeli_20_przestawnej" style:data-style-name="N10145">
      <style:table-cell-properties fo:border-bottom="2.01pt solid #000000" fo:border-left="none" fo:border-right="none" fo:border-top="0.99pt solid #000000"/>
    </style:style>
    <style:style style:name="ce21" style:family="table-cell" style:parent-style-name="Wartość_20_tabeli_20_przestawnej" style:data-style-name="N10145">
      <style:table-cell-properties fo:border-bottom="none" fo:border-left="none" fo:border-right="0.99pt solid #000000" fo:border-top="0.99pt solid #000000"/>
    </style:style>
    <style:style style:name="ce22" style:family="table-cell" style:parent-style-name="Wartość_20_tabeli_20_przestawnej" style:data-style-name="N10145">
      <style:table-cell-properties fo:border-bottom="none" fo:border-left="none" fo:border-right="0.99pt solid #000000" fo:border-top="none"/>
    </style:style>
    <style:style style:name="ce23" style:family="table-cell" style:parent-style-name="Wartość_20_tabeli_20_przestawnej" style:data-style-name="N10145">
      <style:table-cell-properties fo:border-bottom="0.99pt solid #000000" fo:border-left="none" fo:border-right="0.99pt solid #000000" fo:border-top="none"/>
    </style:style>
    <style:style style:name="ce24" style:family="table-cell" style:parent-style-name="Wynik_20_tabeli_20_przestawnej" style:data-style-name="N10145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27" style:family="table-cell" style:parent-style-name="Wynik_20_tabeli_20_przestawnej" style:data-style-name="N10145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Wynik_20_tabeli_20_przestawnej" style:data-style-name="N10145">
      <style:table-cell-properties fo:border-bottom="none" fo:border-left="0.99pt solid #000000" fo:border-right="2.01pt solid #000000" fo:border-top="none"/>
    </style:style>
    <style:style style:name="ce29" style:family="table-cell" style:parent-style-name="Wynik_20_tabeli_20_przestawnej" style:data-style-name="N10145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Wynik_20_tabeli_20_przestawnej" style:data-style-name="N10145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35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39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0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2" style:family="table-cell" style:parent-style-name="Wartość_20_tabeli_20_przestawnej" style:data-style-name="N10000"/>
    <style:style style:name="ce4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5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46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47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48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49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7"/>
        <table:table-column table:style-name="co12" table:default-cell-style-name="ce12"/>
        <table:table-column table:style-name="co13" table:number-columns-repeated="4" table:default-cell-style-name="ce18"/>
        <table:table-column table:style-name="co13" table:default-cell-style-name="ce22"/>
        <table:table-column table:style-name="co13" table:default-cell-style-name="ce28"/>
        <table:table-row table:style-name="ro2">
          <table:table-cell table:style-name="ce4" office:value-type="string" calcext:value-type="string">
            <text:p>Liczba - Przyjęty do klasy</text:p>
          </table:table-cell>
          <table:table-cell table:style-name="ce9" office:value-type="string" calcext:value-type="string">
            <text:p>Przyjęty do klasy</text:p>
          </table:table-cell>
          <table:table-cell table:style-name="ce15" table:number-columns-repeated="5"/>
          <table:table-cell table:style-name="ce25"/>
        </table:table-row>
        <table:table-row table:style-name="ro2">
          <table:table-cell table:style-name="ce5" office:value-type="string" calcext:value-type="string">
            <text:p>Gimnazjum</text:p>
          </table:table-cell>
          <table:table-cell table:style-name="ce10" office:value-type="string" calcext:value-type="string">
            <text:p>1A</text:p>
          </table:table-cell>
          <table:table-cell table:style-name="ce16" office:value-type="string" calcext:value-type="string">
            <text:p>1B</text:p>
          </table:table-cell>
          <table:table-cell table:style-name="ce16" office:value-type="string" calcext:value-type="string">
            <text:p>1C</text:p>
          </table:table-cell>
          <table:table-cell table:style-name="ce16" office:value-type="string" calcext:value-type="string">
            <text:p>1D</text:p>
          </table:table-cell>
          <table:table-cell table:style-name="ce16" office:value-type="string" calcext:value-type="string">
            <text:p>1E</text:p>
          </table:table-cell>
          <table:table-cell table:style-name="ce16" office:value-type="string" calcext:value-type="string">
            <text:p>1F</text:p>
          </table:table-cell>
          <table:table-cell table:style-name="ce26" office:value-type="string" calcext:value-type="string">
            <text:p>Suma Wynik</text:p>
          </table:table-cell>
        </table:table-row>
        <table:table-row table:style-name="ro3">
          <table:table-cell table:style-name="ce6" office:value-type="string" calcext:value-type="string">
            <text:p>I</text:p>
          </table:table-cell>
          <table:table-cell table:style-name="ce11" office:value-type="percentage" office:value="0.1" calcext:value-type="percentage">
            <text:p>10,000%</text:p>
          </table:table-cell>
          <table:table-cell table:style-name="ce17" office:value-type="percentage" office:value="0.125" calcext:value-type="percentage">
            <text:p>12,500%</text:p>
          </table:table-cell>
          <table:table-cell table:style-name="ce17" office:value-type="percentage" office:value="0.136363636363636" calcext:value-type="percentage">
            <text:p>13,636%</text:p>
          </table:table-cell>
          <table:table-cell table:style-name="ce17" office:value-type="percentage" office:value="0.0740740740740741" calcext:value-type="percentage">
            <text:p>7,407%</text:p>
          </table:table-cell>
          <table:table-cell table:style-name="ce17" office:value-type="percentage" office:value="0.111111111111111" calcext:value-type="percentage">
            <text:p>11,111%</text:p>
          </table:table-cell>
          <table:table-cell table:style-name="ce21" office:value-type="percentage" office:value="0.0740740740740741" calcext:value-type="percentage">
            <text:p>7,407%</text:p>
          </table:table-cell>
          <table:table-cell table:style-name="ce27" office:value-type="percentage" office:value="0.103030303030303" calcext:value-type="percentage">
            <text:p>10,303%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percentage" office:value="0.166666666666667" calcext:value-type="percentage">
            <text:p>16,667%</text:p>
          </table:table-cell>
          <table:table-cell office:value-type="percentage" office:value="0.09375" calcext:value-type="percentage">
            <text:p>9,375%</text:p>
          </table:table-cell>
          <table:table-cell office:value-type="percentage" office:value="0.272727272727273" calcext:value-type="percentage">
            <text:p>27,273%</text:p>
          </table:table-cell>
          <table:table-cell office:value-type="percentage" office:value="0.148148148148148" calcext:value-type="percentage">
            <text:p>14,815%</text:p>
          </table:table-cell>
          <table:table-cell office:value-type="percentage" office:value="0.185185185185185" calcext:value-type="percentage">
            <text:p>18,519%</text:p>
          </table:table-cell>
          <table:table-cell office:value-type="percentage" office:value="0.148148148148148" calcext:value-type="percentage">
            <text:p>14,815%</text:p>
          </table:table-cell>
          <table:table-cell office:value-type="percentage" office:value="0.163636363636364" calcext:value-type="percentage">
            <text:p>16,364%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percentage" office:value="0.133333333333333" calcext:value-type="percentage">
            <text:p>13,333%</text:p>
          </table:table-cell>
          <table:table-cell office:value-type="percentage" office:value="0.0625" calcext:value-type="percentage">
            <text:p>6,250%</text:p>
          </table:table-cell>
          <table:table-cell office:value-type="percentage" office:value="0.0909090909090909" calcext:value-type="percentage">
            <text:p>9,091%</text:p>
          </table:table-cell>
          <table:table-cell table:number-columns-repeated="2" office:value-type="percentage" office:value="0.111111111111111" calcext:value-type="percentage">
            <text:p>11,111%</text:p>
          </table:table-cell>
          <table:table-cell office:value-type="percentage" office:value="0.037037037037037" calcext:value-type="percentage">
            <text:p>3,704%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percentage" office:value="0.1" calcext:value-type="percentage">
            <text:p>10,000%</text:p>
          </table:table-cell>
          <table:table-cell office:value-type="percentage" office:value="0.09375" calcext:value-type="percentage">
            <text:p>9,375%</text:p>
          </table:table-cell>
          <table:table-cell office:value-type="percentage" office:value="0.0909090909090909" calcext:value-type="percentage">
            <text:p>9,091%</text:p>
          </table:table-cell>
          <table:table-cell office:value-type="percentage" office:value="0.0740740740740741" calcext:value-type="percentage">
            <text:p>7,407%</text:p>
          </table:table-cell>
          <table:table-cell/>
          <table:table-cell office:value-type="percentage" office:value="0.0740740740740741" calcext:value-type="percentage">
            <text:p>7,407%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/>
          <table:table-cell office:value-type="percentage" office:value="0.03125" calcext:value-type="percentage">
            <text:p>3,125%</text:p>
          </table:table-cell>
          <table:table-cell/>
          <table:table-cell office:value-type="percentage" office:value="0.0740740740740741" calcext:value-type="percentage">
            <text:p>7,407%</text:p>
          </table:table-cell>
          <table:table-cell office:value-type="percentage" office:value="0.148148148148148" calcext:value-type="percentage">
            <text:p>14,815%</text:p>
          </table:table-cell>
          <table:table-cell office:value-type="percentage" office:value="0.111111111111111" calcext:value-type="percentage">
            <text:p>11,111%</text:p>
          </table:table-cell>
          <table:table-cell office:value-type="percentage" office:value="0.0606060606060606" calcext:value-type="percentage">
            <text:p>6,061%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percentage" office:value="0.0666666666666667" calcext:value-type="percentage">
            <text:p>6,667%</text:p>
          </table:table-cell>
          <table:table-cell office:value-type="percentage" office:value="0.09375" calcext:value-type="percentage">
            <text:p>9,375%</text:p>
          </table:table-cell>
          <table:table-cell office:value-type="percentage" office:value="0.0909090909090909" calcext:value-type="percentage">
            <text:p>9,091%</text:p>
          </table:table-cell>
          <table:table-cell office:value-type="percentage" office:value="0.037037037037037" calcext:value-type="percentage">
            <text:p>3,704%</text:p>
          </table:table-cell>
          <table:table-cell office:value-type="percentage" office:value="0.111111111111111" calcext:value-type="percentage">
            <text:p>11,111%</text:p>
          </table:table-cell>
          <table:table-cell office:value-type="percentage" office:value="0.0740740740740741" calcext:value-type="percentage">
            <text:p>7,407%</text:p>
          </table:table-cell>
          <table:table-cell office:value-type="percentage" office:value="0.0787878787878788" calcext:value-type="percentage">
            <text:p>7,879%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percentage" office:value="0.1" calcext:value-type="percentage">
            <text:p>10,000%</text:p>
          </table:table-cell>
          <table:table-cell office:value-type="percentage" office:value="0.09375" calcext:value-type="percentage">
            <text:p>9,375%</text:p>
          </table:table-cell>
          <table:table-cell/>
          <table:table-cell office:value-type="percentage" office:value="0.037037037037037" calcext:value-type="percentage">
            <text:p>3,704%</text:p>
          </table:table-cell>
          <table:table-cell table:number-columns-repeated="2" office:value-type="percentage" office:value="0.148148148148148" calcext:value-type="percentage">
            <text:p>14,815%</text:p>
          </table:table-cell>
          <table:table-cell office:value-type="percentage" office:value="0.0909090909090909" calcext:value-type="percentage">
            <text:p>9,091%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percentage" office:value="0.0333333333333333" calcext:value-type="percentage">
            <text:p>3,333%</text:p>
          </table:table-cell>
          <table:table-cell office:value-type="percentage" office:value="0.0625" calcext:value-type="percentage">
            <text:p>6,250%</text:p>
          </table:table-cell>
          <table:table-cell/>
          <table:table-cell office:value-type="percentage" office:value="0.148148148148148" calcext:value-type="percentage">
            <text:p>14,815%</text:p>
          </table:table-cell>
          <table:table-cell office:value-type="percentage" office:value="0.0740740740740741" calcext:value-type="percentage">
            <text:p>7,407%</text:p>
          </table:table-cell>
          <table:table-cell office:value-type="percentage" office:value="0.111111111111111" calcext:value-type="percentage">
            <text:p>11,111%</text:p>
          </table:table-cell>
          <table:table-cell office:value-type="percentage" office:value="0.0727272727272727" calcext:value-type="percentage">
            <text:p>7,273%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percentage" office:value="0.233333333333333" calcext:value-type="percentage">
            <text:p>23,333%</text:p>
          </table:table-cell>
          <table:table-cell office:value-type="percentage" office:value="0.21875" calcext:value-type="percentage">
            <text:p>21,875%</text:p>
          </table:table-cell>
          <table:table-cell office:value-type="percentage" office:value="0.136363636363636" calcext:value-type="percentage">
            <text:p>13,636%</text:p>
          </table:table-cell>
          <table:table-cell office:value-type="percentage" office:value="0.111111111111111" calcext:value-type="percentage">
            <text:p>11,111%</text:p>
          </table:table-cell>
          <table:table-cell office:value-type="percentage" office:value="0.0740740740740741" calcext:value-type="percentage">
            <text:p>7,407%</text:p>
          </table:table-cell>
          <table:table-cell office:value-type="percentage" office:value="0.111111111111111" calcext:value-type="percentage">
            <text:p>11,111%</text:p>
          </table:table-cell>
          <table:table-cell office:value-type="percentage" office:value="0.151515151515152" calcext:value-type="percentage">
            <text:p>15,152%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13" office:value-type="percentage" office:value="0.0666666666666667" calcext:value-type="percentage">
            <text:p>6,667%</text:p>
          </table:table-cell>
          <table:table-cell table:style-name="ce19" office:value-type="percentage" office:value="0.125" calcext:value-type="percentage">
            <text:p>12,500%</text:p>
          </table:table-cell>
          <table:table-cell table:style-name="ce19" office:value-type="percentage" office:value="0.181818181818182" calcext:value-type="percentage">
            <text:p>18,182%</text:p>
          </table:table-cell>
          <table:table-cell table:style-name="ce19" office:value-type="percentage" office:value="0.185185185185185" calcext:value-type="percentage">
            <text:p>18,519%</text:p>
          </table:table-cell>
          <table:table-cell table:style-name="ce19" office:value-type="percentage" office:value="0.037037037037037" calcext:value-type="percentage">
            <text:p>3,704%</text:p>
          </table:table-cell>
          <table:table-cell table:style-name="ce23" office:value-type="percentage" office:value="0.111111111111111" calcext:value-type="percentage">
            <text:p>11,111%</text:p>
          </table:table-cell>
          <table:table-cell table:style-name="ce29" office:value-type="percentage" office:value="0.115151515151515" calcext:value-type="percentage">
            <text:p>11,515%</text:p>
          </table:table-cell>
        </table:table-row>
        <table:table-row table:style-name="ro3">
          <table:table-cell table:style-name="ce8" office:value-type="string" calcext:value-type="string">
            <text:p>Suma Wynik</text:p>
          </table:table-cell>
          <table:table-cell table:style-name="ce14" office:value-type="percentage" office:value="1" calcext:value-type="percentage">
            <text:p>100,000%</text:p>
          </table:table-cell>
          <table:table-cell table:number-columns-repeated="4" table:style-name="ce20" office:value-type="percentage" office:value="1" calcext:value-type="percentage">
            <text:p>100,000%</text:p>
          </table:table-cell>
          <table:table-cell table:style-name="ce24" office:value-type="percentage" office:value="1" calcext:value-type="percentage">
            <text:p>100,000%</text:p>
          </table:table-cell>
          <table:table-cell table:style-name="ce30" office:value-type="percentage" office:value="1" calcext:value-type="percentage">
            <text:p>100,000%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3" table:default-cell-style-name="ce7"/>
        <table:table-column table:style-name="co14" table:default-cell-style-name="ce34"/>
        <table:table-row table:style-name="ro2">
          <table:table-cell table:style-name="ce31" office:value-type="string" calcext:value-type="string">
            <text:p>Gimnazjum</text:p>
          </table:table-cell>
          <table:table-cell table:style-name="ce32" office:value-type="string" calcext:value-type="string">
            <text:p>Średnia - Egz. hum.</text:p>
          </table:table-cell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33" office:value-type="float" office:value="26.1176470588235" calcext:value-type="float">
            <text:p>26,1176470588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5" office:value-type="float" office:value="28.7368421052632" calcext:value-type="float">
            <text:p>28,7368421053</text:p>
          </table:table-cell>
        </table:table-row>
        <table:table-row table:style-name="ro2">
          <table:table-cell table:style-name="ce8" office:value-type="string" calcext:value-type="string">
            <text:p>Suma Wynik</text:p>
          </table:table-cell>
          <table:table-cell table:style-name="ce36" office:value-type="float" office:value="23.4787878787879" calcext:value-type="float">
            <text:p>23,4787878788</text:p>
          </table:table-cell>
        </table:table-row>
      </table:table>
      <table:table table:name="Tabela przestawna_Tabela przestawna_Uczniowie_1_1" table:style-name="ta2">
        <office:forms form:automatic-focus="false" form:apply-design-mode="false"/>
        <table:table-column table:style-name="co13" table:default-cell-style-name="ce7"/>
        <table:table-column table:style-name="co8" table:default-cell-style-name="ce38"/>
        <table:table-column table:style-name="co15" table:default-cell-style-name="ce42"/>
        <table:table-column table:style-name="co16" table:default-cell-style-name="ce47"/>
        <table:table-row table:style-name="ro2">
          <table:table-cell table:style-name="ce4"/>
          <table:table-cell table:style-name="ce9" office:value-type="string" calcext:value-type="string">
            <text:p>Dane</text:p>
          </table:table-cell>
          <table:table-cell table:style-name="ce15"/>
          <table:table-cell table:style-name="ce25"/>
        </table:table-row>
        <table:table-row table:style-name="ro2">
          <table:table-cell table:style-name="ce5" office:value-type="string" calcext:value-type="string">
            <text:p>Gimnazjum</text:p>
          </table:table-cell>
          <table:table-cell table:style-name="ce10" office:value-type="string" calcext:value-type="string">
            <text:p>Suma - Egz. hum.</text:p>
          </table:table-cell>
          <table:table-cell table:style-name="ce16" office:value-type="string" calcext:value-type="string">
            <text:p>Średnia - Egz. Mat.</text:p>
          </table:table-cell>
          <table:table-cell table:style-name="ce45" office:value-type="string" calcext:value-type="string">
            <text:p>Liczba - Egz. jęz.</text:p>
          </table:table-cell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style-name="ce37" office:value-type="float" office:value="190" calcext:value-type="float">
            <text:p>190</text:p>
          </table:table-cell>
          <table:table-cell table:style-name="ce41" office:value-type="float" office:value="25.2857142857143" calcext:value-type="float">
            <text:p>25,2857142857</text:p>
          </table:table-cell>
          <table:table-cell table:style-name="ce46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161" calcext:value-type="float">
            <text:p>161</text:p>
          </table:table-cell>
          <table:table-cell office:value-type="float" office:value="26.75" calcext:value-type="float">
            <text:p>26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16" calcext:value-type="float">
            <text:p>116</text:p>
          </table:table-cell>
          <table:table-cell office:value-type="float" office:value="20.3333333333333" calcext:value-type="float">
            <text:p>20,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09" calcext:value-type="float">
            <text:p>209</text:p>
          </table:table-cell>
          <table:table-cell office:value-type="float" office:value="12.8333333333333" calcext:value-type="float">
            <text:p>12,8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22.4" calcext:value-type="float">
            <text:p>22,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76" calcext:value-type="float">
            <text:p>76</text:p>
          </table:table-cell>
          <table:table-cell office:value-type="float" office:value="29.6666666666667" calcext:value-type="float">
            <text:p>29,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81" calcext:value-type="float">
            <text:p>81</text:p>
          </table:table-cell>
          <table:table-cell office:value-type="float" office:value="35.6666666666667" calcext:value-type="float">
            <text:p>35,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2" calcext:value-type="float">
            <text:p>232</text:p>
          </table:table-cell>
          <table:table-cell office:value-type="float" office:value="26.4285714285714" calcext:value-type="float">
            <text:p>26,428571428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9" office:value-type="float" office:value="146" calcext:value-type="float">
            <text:p>146</text:p>
          </table:table-cell>
          <table:table-cell table:style-name="ce43" office:value-type="float" office:value="18.3333333333333" calcext:value-type="float">
            <text:p>18,3333333333</text:p>
          </table:table-cell>
          <table:table-cell table:style-name="ce48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Suma Wynik</text:p>
          </table:table-cell>
          <table:table-cell table:style-name="ce40" office:value-type="float" office:value="1359" calcext:value-type="float">
            <text:p>1359</text:p>
          </table:table-cell>
          <table:table-cell table:style-name="ce44" office:value-type="float" office:value="23.8709677419355" calcext:value-type="float">
            <text:p>23,8709677419</text:p>
          </table:table-cell>
          <table:table-cell table:style-name="ce49" office:value-type="float" office:value="62" calcext:value-type="float">
            <text:p>62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1:'Tabela przestawna_Uczniowie_1'.B12" table:buttons="'Tabela przestawna_Uczniowie_1'.A1" table:show-filter-button="false" table:drill-down-on-double-click="false">
          <table:source-cell-range table:cell-range-address="Uczniowie.A1:Uczniowie.I166"/>
          <table:data-pilot-field table:source-field-name="Dan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Tabela przestawna_Uczniowie_1_1'.A1:'Tabela przestawna_Tabela przestawna_Uczniowie_1_1'.D13" table:buttons="'Tabela przestawna_Tabela przestawna_Uczniowie_1_1'.A2 'Tabela przestawna_Tabela przestawna_Uczniowie_1_1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Dan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n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 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 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15:05:51.68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01T15:23:12.037000000</dc:date>
    <meta:generator>LibreOffice/5.0.0.5$Windows_x86 LibreOffice_project/1b1a90865e348b492231e1c451437d7a15bb262b</meta:generator>
    <meta:editing-duration>PT25M1S</meta:editing-duration>
    <meta:editing-cycles>6</meta:editing-cycles>
    <meta:document-statistic meta:table-count="4" meta:cell-count="16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